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 style:vertical-align="automatic" fo:wrap-option="wrap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D9E1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17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B4C6E7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fo:background-color="#B4C6E7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2pt solid #000000" fo:border-right="2pt solid #000000" fo:background-color="transparent"/>
    </style:style>
    <style:style style:name="ce2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background-color="#FFF2CC" style:repeat-content="false"/>
      <style:paragraph-properties fo:text-align="center"/>
      <style:text-properties fo:color="#FF0000"/>
    </style:style>
    <style:style style:name="ce21" style:family="table-cell" style:parent-style-name="Default" style:data-style-name="N0">
      <style:table-cell-properties fo:border="2pt solid #000000" style:vertical-align="top" fo:background-color="#FFF2C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2pt solid #000000" fo:background-color="#FFF2CC"/>
    </style:style>
    <style:style style:name="ce23" style:family="table-cell" style:parent-style-name="Default" style:data-style-name="N0">
      <style:table-cell-properties style:vertical-align="automatic"/>
    </style:style>
    <style:style style:name="ce24" style:family="table-cell" style:parent-style-name="Default" style:data-style-name="N36"/>
    <style:style style:name="ce2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BFBFBF"/>
    </style:style>
    <style:style style:name="ce26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BFBFBF"/>
    </style:style>
    <style:style style:name="ce27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BFBFBF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fo:background-color="#BFBFBF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/>
    </style:style>
    <style:style style:name="ce31" style:family="table-cell" style:parent-style-name="Default" style:data-style-name="N0">
      <style:table-cell-properties fo:border="thin solid #000000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34" style:family="table-cell" style:parent-style-name="Default" style:data-style-name="N0">
      <style:table-cell-properties fo:border="thin solid #000000" style:vertical-align="automatic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3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1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2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8EA9D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45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none" fo:border-left="2pt solid #000000" fo:border-right="none" fo:background-color="#808080"/>
    </style:style>
    <style:style style:name="ce49" style:family="table-cell" style:parent-style-name="Default" style:data-style-name="N0">
      <style:table-cell-properties fo:border-top="2pt solid #000000" fo:border-bottom="none" fo:border-left="none" fo:border-right="2pt solid #000000" fo:background-color="#808080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fo:background-color="#F2F2F2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fo:background-color="#F2F2F2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/>
    </style:style>
    <style:style style:name="ce5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80808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none" fo:border-left="2pt solid #000000" fo:border-right="2pt solid #000000" fo:background-color="#F2F2F2"/>
    </style:style>
    <style:style style:name="ce57" style:family="table-cell" style:parent-style-name="Default" style:data-style-name="N0">
      <style:table-cell-properties fo:border-top="none" fo:border-bottom="thin solid #000000" fo:border-left="2pt solid #000000" fo:border-right="2pt solid #000000" fo:background-color="#F2F2F2"/>
    </style:style>
    <style:style style:name="ce5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2F2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fo:background-color="#F2F2F2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ck solid #000000" fo:background-color="#F2F2F2"/>
    </style:style>
    <style:style style:name="ce61" style:family="table-cell" style:parent-style-name="Default" style:data-style-name="N0">
      <style:table-cell-properties fo:border-top="thin solid #000000" fo:border-bottom="none" fo:border-left="thick solid #000000" fo:border-right="thin solid #000000" fo:background-color="#F2F2F2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ck solid #000000" fo:background-color="#F2F2F2"/>
    </style:style>
    <style:style style:name="ce63" style:family="table-cell" style:parent-style-name="Default" style:data-style-name="N0">
      <style:table-cell-properties fo:border-top="none" fo:border-bottom="thin solid #000000" fo:border-left="thick solid #000000" fo:border-right="thin solid #000000" fo:background-color="#F2F2F2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automatic" fo:wrap-option="wrap"/>
    </style:style>
    <style:style style:name="ce68" style:family="table-cell" style:parent-style-name="Default" style:data-style-name="N0"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solid #000000" fo:border-left="2pt solid #000000" fo:border-right="none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none" fo:border-right="2pt solid #000000" fo:background-color="transparent"/>
    </style:style>
    <style:style style:name="ce72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B4C6E7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fo:background-color="#B4C6E7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B4C6E7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6.72041666666667cm"/>
    </style:style>
    <style:style style:name="co4" style:family="table-column">
      <style:table-column-properties fo:break-before="auto" style:column-width="7.3025cm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4.60375cm"/>
    </style:style>
    <style:style style:name="co11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30.75pt" style:use-optimal-row-height="true" fo:break-before="auto"/>
    </style:style>
    <style:style style:name="ro6" style:family="table-row">
      <style:table-row-properties style:row-height="60.75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Backlog_progress" table:style-name="ta1">
        <table:table-column table:style-name="co1" table:default-cell-style-name="ce1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spanned="1" table:number-rows-spanned="1048576" table:style-name="ce13"/>
          <table:table-cell table:number-columns-repeated="16383" table:style-name="ce1"/>
        </table:table-row>
        <table:table-row table:style-name="ro1">
          <table:covered-table-cell/>
          <table:table-cell office:value-type="string" table:number-columns-spanned="10" table:number-rows-spanned="2" table:style-name="ce14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5" table:number-rows-spanned="1" table:style-name="ce15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number-columns-spanned="10" table:number-rows-spanned="2" table:style-name="ce16"/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17">
            <text:p>PRODUC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float" office:value="1" table:style-name="ce3">
            <text:p>1</text:p>
          </table:table-cell>
          <table:table-cell office:value-type="string" table:style-name="ce1">
            <text:p>WEBAPP Brand name and home page design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2" table:style-name="ce3">
            <text:p>2</text:p>
          </table:table-cell>
          <table:table-cell office:value-type="string" table:style-name="ce1">
            <text:p>owner should be able to upload items for sale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3" table:style-name="ce3">
            <text:p>3</text:p>
          </table:table-cell>
          <table:table-cell office:value-type="string" table:style-name="ce1">
            <text:p>buyer should be able to create accou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4" table:style-name="ce3">
            <text:p>4</text:p>
          </table:table-cell>
          <table:table-cell office:value-type="string" table:style-name="ce1">
            <text:p>buyer should be able to sign into account with an email and password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5" table:style-name="ce3">
            <text:p>5</text:p>
          </table:table-cell>
          <table:table-cell office:value-type="string" table:style-name="ce1">
            <text:p><text:s/>Buyer/Visitor should be able to view and access item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6" table:style-name="ce3">
            <text:p>6</text:p>
          </table:table-cell>
          <table:table-cell office:value-type="string" table:style-name="ce1">
            <text:p>Buyer should be able to pay for selected items in the website car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7" table:style-name="ce3">
            <text:p>7</text:p>
          </table:table-cell>
          <table:table-cell office:value-type="string" table:style-name="ce1">
            <text:p>Buyer should be able to search for items by category and price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8" table:style-name="ce3">
            <text:p>8</text:p>
          </table:table-cell>
          <table:table-cell office:value-type="string" table:style-name="ce1">
            <text:p>Buyer should be able to purchase and request for online delivery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18">
            <text:p>Product Backlog Order priority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float" office:value="1" table:style-name="ce3">
            <text:p>1</text:p>
          </table:table-cell>
          <table:table-cell office:value-type="string" table:style-name="ce1">
            <text:p>The Homepage of the Product 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2" table:style-name="ce3">
            <text:p>2</text:p>
          </table:table-cell>
          <table:table-cell office:value-type="string" table:style-name="ce1">
            <text:p>Product database developme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3" table:style-name="ce3">
            <text:p>3</text:p>
          </table:table-cell>
          <table:table-cell office:value-type="string" table:style-name="ce1">
            <text:p>Owner should be able to upload items for sale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4" table:style-name="ce3">
            <text:p>4</text:p>
          </table:table-cell>
          <table:table-cell office:value-type="string" table:style-name="ce1">
            <text:p>Buyer should be able to create an account, sign-in with e-mail and password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number-rows-repeated="2" table:style-name="ro2">
          <table:covered-table-cell/>
          <table:table-cell table:number-columns-repeated="9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5" table:style-name="ce3">
            <text:p>5</text:p>
          </table:table-cell>
          <table:table-cell office:value-type="string" table:style-name="ce1">
            <text:p>Buyer/Visitor should be able to view and access items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6" table:style-name="ce3">
            <text:p>6</text:p>
          </table:table-cell>
          <table:table-cell office:value-type="string" table:style-name="ce1">
            <text:p>Buyer should be able to search for items by category and price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7" table:style-name="ce3">
            <text:p>7</text:p>
          </table:table-cell>
          <table:table-cell office:value-type="string" table:style-name="ce1">
            <text:p>Buyer should be able to pay for selected items in the website cart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8" table:style-name="ce3">
            <text:p>8</text:p>
          </table:table-cell>
          <table:table-cell office:value-type="string" table:style-name="ce1">
            <text:p>Buyer should be able to purchase and apply for online delivery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17">
            <text:p>SPRIN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table:number-columns-spanned="10" table:number-rows-spanned="1" table:style-name="ce19"/>
          <table:covered-table-cell table:number-columns-repeated="9"/>
          <table:table-cell table:number-columns-repeated="16373"/>
        </table:table-row>
        <table:table-row table:style-name="ro3">
          <table:covered-table-cell/>
          <table:table-cell office:value-type="string" table:style-name="ce4">
            <text:p>Description</text:p>
          </table:table-cell>
          <table:table-cell office:value-type="string" table:style-name="ce5">
            <text:p>Effort level</text:p>
          </table:table-cell>
          <table:table-cell office:value-type="string" table:style-name="ce5">
            <text:p>evaluation criteria</text:p>
          </table:table-cell>
          <table:table-cell office:value-type="string" table:style-name="ce5">
            <text:p>evaluation remarks</text:p>
          </table:table-cell>
          <table:table-cell table:style-name="ce6"/>
          <table:table-cell table:number-columns-repeated="4" table:style-name="ce7"/>
          <table:table-cell table:style-name="ce8"/>
          <table:table-cell table:number-columns-repeated="16373"/>
        </table:table-row>
        <table:table-row table:style-name="ro4">
          <table:covered-table-cell/>
          <table:table-cell office:value-type="string" table:style-name="ce9">
            <text:p><text:span text:style-name="T2">Sprint 1:<text:s/></text:span>To be able to create an account we need to have the product home page design.</text:p>
          </table:table-cell>
          <table:table-cell office:value-type="string" table:style-name="ce10">
            <text:p>5 days</text:p>
          </table:table-cell>
          <table:table-cell office:value-type="string" table:style-name="ce10">
            <text:p>Home page loaded sucessfully, proposed links (products, about us, cart…) were clickable</text:p>
          </table:table-cell>
          <table:table-cell office:value-type="string" table:style-name="ce10">
            <text:p>functional</text:p>
          </table:table-cell>
          <table:table-cell office:value-type="string" table:number-columns-spanned="6" table:number-rows-spanned="1" table:style-name="ce20">
            <text:p>PRIORITY ALERT!!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office:value-type="string" table:number-columns-spanned="6" table:number-rows-spanned="2" table:style-name="ce21">
            <text:p>1. FUNCTIONAL WEBAPP MUST BE READY NEXT WEEK<text:s/>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5">
          <table:covered-table-cell/>
          <table:table-cell office:value-type="string" table:style-name="ce9">
            <text:p><text:span text:style-name="T2">Sprint 2<text:s/></text:span>: To be able to create a backend development for product database, Linking interface and database</text:p>
          </table:table-cell>
          <table:table-cell office:value-type="string" table:style-name="ce10">
            <text:p>5 days</text:p>
          </table:table-cell>
          <table:table-cell office:value-type="string" table:style-name="ce23">
            <text:p>User is able to login/ see their user profile</text:p>
          </table:table-cell>
          <table:table-cell office:value-type="string" table:style-name="ce10">
            <text:p>functional</text:p>
          </table:table-cell>
          <table:table-cell office:value-type="string" table:number-columns-spanned="6" table:number-rows-spanned="2" table:style-name="ce21">
            <text:p>2. DATABASE MUT BE CREATED AND LOG IN ENABLED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67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5">
          <table:covered-table-cell/>
          <table:table-cell office:value-type="string" table:style-name="ce68">
            <text:p>Sprint 3 :<text:s/><text:span text:style-name="T1">Development of the product page</text:span></text:p>
          </table:table-cell>
          <table:table-cell office:value-type="string" table:style-name="ce10">
            <text:p>5 days</text:p>
          </table:table-cell>
          <table:table-cell office:value-type="string" table:style-name="ce10">
            <text:p>Seller will be able to upload products, specify the price, and categorize the items</text:p>
          </table:table-cell>
          <table:table-cell office:value-type="string" table:style-name="ce10">
            <text:p>functional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68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5">
          <table:covered-table-cell/>
          <table:table-cell office:value-type="string" table:style-name="ce9">
            <text:p><text:span text:style-name="T2">Sprint 3:</text:span><text:s/>User interface (JavaScript, display of website and navigation)</text:p>
          </table:table-cell>
          <table:table-cell office:value-type="string" table:style-name="ce10">
            <text:p>3 days</text:p>
          </table:table-cell>
          <table:table-cell office:value-type="string" table:style-name="ce10">
            <text:p>Code accuracy</text:p>
          </table:table-cell>
          <table:table-cell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5">
          <table:covered-table-cell/>
          <table:table-cell office:value-type="string" table:style-name="ce9">
            <text:p><text:span text:style-name="T2">Sprint 4:</text:span><text:s text:c="2"/>Using search filter to search for items by price and category. (JavaScript) price range, size, colour, etc.</text:p>
          </table:table-cell>
          <table:table-cell office:value-type="string" table:style-name="ce10">
            <text:p>5 days</text:p>
          </table:table-cell>
          <table:table-cell office:value-type="string" table:style-name="ce10">
            <text:p>Payment Acceptability</text:p>
          </table:table-cell>
          <table:table-cell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office:value-type="string" table:style-name="ce10">
            <text:p>3 days</text:p>
          </table:table-cell>
          <table:table-cell office:value-type="string" table:style-name="ce10">
            <text:p>Delivery page</text:p>
          </table:table-cell>
          <table:table-cell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office:value-type="string" table:style-name="ce9">
            <text:p><text:span text:style-name="T2">Sprint 5:<text:s/></text:span>Once payment is initiated, order placed shows.</text:p>
          </table:table-cell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office:value-type="string" table:style-name="ce9">
            <text:p><text:span text:style-name="T2">Sprint 6:</text:span><text:s/>Delivery service or pick up after order is placed.</text:p>
          </table:table-cell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2"/>
          <table:covered-table-cell/>
          <table:covered-table-cell table:number-columns-repeated="5"/>
          <table:table-cell table:number-columns-repeated="16373"/>
        </table:table-row>
        <table:table-row table:number-rows-repeated="2" table:style-name="ro2">
          <table:covered-table-cell/>
          <table:table-cell table:style-name="ce9"/>
          <table:table-cell table:number-columns-repeated="3" table:style-name="ce10"/>
          <table:table-cell table:number-columns-repeated="16379" table:style-name="ce1"/>
        </table:table-row>
        <table:table-row table:style-name="ro1">
          <table:covered-table-cell/>
          <table:table-cell table:style-name="ce11"/>
          <table:table-cell table:number-columns-repeated="3" table:style-name="ce10"/>
          <table:table-cell table:number-columns-repeated="16379" table:style-name="ce1"/>
        </table:table-row>
        <table:table-row table:number-rows-repeated="3" table:style-name="ro2">
          <table:covered-table-cell/>
          <table:table-cell table:number-columns-repeated="4" table:style-name="ce10"/>
          <table:table-cell table:number-columns-repeated="16379" table:style-name="ce1"/>
        </table:table-row>
        <table:table-row table:number-rows-repeated="3" table:style-name="ro2">
          <table:covered-table-cell/>
          <table:table-cell table:style-name="ce10"/>
          <table:table-cell table:number-columns-repeated="16382" table:style-name="ce1"/>
        </table:table-row>
        <table:table-row table:number-rows-repeated="1048515" table:style-name="ro2">
          <table:covered-table-cell/>
          <table:table-cell table:number-columns-repeated="16383"/>
        </table:table-row>
      </table:table>
      <table:table table:name="Weekly_peronal_progress_report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10" table:number-rows-spanned="2" table:style-name="ce42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5" table:number-rows-spanned="1" table:style-name="ce15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number-columns-spanned="10" table:number-rows-spanned="2" table:style-name="ce16"/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3">
            <text:p>PRODUCT BACKLOG:</text:p>
          </table:table-cell>
          <table:covered-table-cell/>
          <table:table-cell table:number-columns-spanned="8" table:number-rows-spanned="1" table:style-name="ce44"/>
          <table:covered-table-cell table:number-columns-repeated="7"/>
          <table:table-cell table:number-columns-repeated="16373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number-columns-spanned="7" table:number-rows-spanned="1" table:style-name="ce13">
            <text:p>WEBAPP Brand name and home page design(index.html)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string" table:number-columns-spanned="7" table:number-rows-spanned="1" table:style-name="ce13">
            <text:p>owner should be able to upload items for sale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string" table:number-columns-spanned="7" table:number-rows-spanned="1" table:style-name="ce13">
            <text:p>buyer should be able to create accoun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string" table:number-columns-spanned="7" table:number-rows-spanned="1" table:style-name="ce13">
            <text:p>buyer should be able to sign into account with an email and password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string" table:number-columns-spanned="7" table:number-rows-spanned="1" table:style-name="ce45">
            <text:p><text:s/>Buyer/Visitor should be able to view and access item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string" table:number-columns-spanned="7" table:number-rows-spanned="1" table:style-name="ce13">
            <text:p>Buyer should be able to pay for selected items in the website car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string" table:number-columns-spanned="7" table:number-rows-spanned="1" table:style-name="ce13">
            <text:p>Buyer should be able to search for items by category and price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string" table:number-columns-spanned="7" table:number-rows-spanned="1" table:style-name="ce13">
            <text:p>Buyer should be able to purchase and request for online delivery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number-rows-repeated="4"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number-columns-spanned="4" table:number-rows-spanned="1" table:style-name="ce43">
            <text:p>Weekly progress report for Team F</text:p>
          </table:table-cell>
          <table:covered-table-cell table:number-columns-repeated="3"/>
          <table:table-cell table:number-columns-spanned="6" table:number-rows-spanned="1" table:style-name="ce44"/>
          <table:covered-table-cell table:number-columns-repeated="5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style-name="ce3">
            <text:p>Week of ___________________</text:p>
          </table:table-cell>
          <table:table-cell office:value-type="date" office:date-value="2023-02-12T00:00:00" table:style-name="ce24">
            <text:p>12-02-2023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number-columns-spanned="2" table:number-rows-spanned="1" table:style-name="ce46">
            <text:p>Team Name</text:p>
          </table:table-cell>
          <table:covered-table-cell/>
          <table:table-cell office:value-type="string" table:style-name="ce25">
            <text:p>Plans</text:p>
          </table:table-cell>
          <table:table-cell office:value-type="string" table:style-name="ce25">
            <text:p>Progress</text:p>
          </table:table-cell>
          <table:table-cell office:value-type="string" table:style-name="ce26">
            <text:p>Challenges</text:p>
          </table:table-cell>
          <table:table-cell office:value-type="string" table:style-name="ce27">
            <text:p>Suggestions/comments</text:p>
          </table:table-cell>
          <table:table-cell office:value-type="string" table:style-name="ce28">
            <text:p>Date Achieved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6">
          <table:table-cell/>
          <table:table-cell office:value-type="string" table:number-columns-spanned="2" table:number-rows-spanned="2" table:style-name="ce47">
            <text:p>Abidemi Sanusi</text:p>
          </table:table-cell>
          <table:covered-table-cell/>
          <table:table-cell office:value-type="string" table:style-name="ce29">
            <text:p>Create Report template for the project</text:p>
          </table:table-cell>
          <table:table-cell office:value-type="string" table:style-name="ce29">
            <text:p>report template created</text:p>
          </table:table-cell>
          <table:table-cell office:value-type="string" table:style-name="ce29">
            <text:p>No prior report template to adapt/adopt</text:p>
          </table:table-cell>
          <table:table-cell office:value-type="string" table:style-name="ce30">
            <text:p>report template is work in progress and can be improved upon by other members of the team</text:p>
          </table:table-cell>
          <table:table-cell office:value-type="date" office:date-value="2023-02-17T00:00:00" table:style-name="ce24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repeated="3" table:style-name="ce31"/>
          <table:table-cell table:style-name="ce32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7">
          <table:table-cell/>
          <table:table-cell table:style-name="ce33"/>
          <table:table-cell table:style-name="ce34"/>
          <table:table-cell office:value-type="string" table:style-name="ce31">
            <text:p>Create initial html index and push to repository</text:p>
          </table:table-cell>
          <table:table-cell office:value-type="string" table:style-name="ce31">
            <text:p>Done</text:p>
          </table:table-cell>
          <table:table-cell office:value-type="string" table:style-name="ce31">
            <text:p>Accessing group repository from private repository</text:p>
          </table:table-cell>
          <table:table-cell office:value-type="string" table:style-name="ce32">
            <text:p>The team need to learn more on github usage</text:p>
          </table:table-cell>
          <table:table-cell office:value-type="date" office:date-value="2023-02-17T00:00:00" table:style-name="ce24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number-rows-repeated="16" table:style-name="ro2">
          <table:table-cell/>
          <table:table-cell table:style-name="ce33"/>
          <table:table-cell table:style-name="ce34"/>
          <table:table-cell table:number-columns-repeated="3" table:style-name="ce31"/>
          <table:table-cell table:style-name="ce32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5"/>
          <table:table-cell table:style-name="ce36"/>
          <table:table-cell table:number-columns-repeated="3" table:style-name="ce37"/>
          <table:table-cell table:style-name="ce38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9"/>
          <table:table-cell table:number-columns-repeated="8" table:style-name="ce40"/>
          <table:table-cell table:style-name="ce41"/>
          <table:table-cell table:number-columns-repeated="16373"/>
        </table:table-row>
        <table:table-row table:number-rows-repeated="1048530" table:style-name="ro2">
          <table:table-cell table:number-columns-repeated="16384"/>
        </table:table-row>
      </table:table>
      <table:table table:name="Sitemap" table:style-name="ta2">
        <table:table-column table:style-name="co1" table:number-columns-repeated="5" table:default-cell-style-name="ce1"/>
        <table:table-column table:style-name="co11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8">
          <table:table-cell/>
          <table:table-cell table:style-name="ce48"/>
          <table:table-cell office:value-type="string" table:number-columns-spanned="14" table:number-rows-spanned="1" table:style-name="ce55">
            <text:p>GROUP F CMM004 PROJECT</text:p>
          </table:table-cell>
          <table:covered-table-cell table:number-columns-repeated="13"/>
          <table:table-cell table:style-name="ce49"/>
          <table:table-cell table:number-columns-repeated="16367"/>
        </table:table-row>
        <table:table-row table:style-name="ro2">
          <table:table-cell/>
          <table:table-cell table:number-columns-spanned="16" table:number-rows-spanned="5" table:style-name="ce56"/>
          <table:covered-table-cell table:number-columns-repeated="15"/>
          <table:table-cell table:number-columns-repeated="16367"/>
        </table:table-row>
        <table:table-row table:number-rows-repeated="3" table:style-name="ro2">
          <table:table-cell/>
          <table:covered-table-cell/>
          <table:covered-table-cell table:number-columns-repeated="15"/>
          <table:table-cell table:number-columns-repeated="16367"/>
        </table:table-row>
        <table:table-row table:style-name="ro1">
          <table:table-cell/>
          <table:covered-table-cell/>
          <table:covered-table-cell table:number-columns-repeated="15"/>
          <table:table-cell table:number-columns-repeated="16367"/>
        </table:table-row>
        <table:table-row table:style-name="ro8">
          <table:table-cell/>
          <table:table-cell table:number-columns-spanned="6" table:number-rows-spanned="1" table:style-name="ce57"/>
          <table:covered-table-cell table:number-columns-repeated="5"/>
          <table:table-cell office:value-type="string" table:number-columns-spanned="4" table:number-rows-spanned="1" table:style-name="ce58">
            <text:p>FTeam Fashion Sitemap</text:p>
          </table:table-cell>
          <table:covered-table-cell table:number-columns-repeated="3"/>
          <table:table-cell table:number-columns-spanned="6" table:number-rows-spanned="1" table:style-name="ce57"/>
          <table:covered-table-cell table:number-columns-repeated="5"/>
          <table:table-cell table:number-columns-repeated="16367"/>
        </table:table-row>
        <table:table-row table:style-name="ro2">
          <table:table-cell/>
          <table:table-cell table:number-columns-spanned="1" table:number-rows-spanned="4" table:style-name="ce59"/>
          <table:table-cell table:number-columns-spanned="7" table:number-rows-spanned="1" table:style-name="ce60"/>
          <table:covered-table-cell table:number-columns-repeated="6"/>
          <table:table-cell table:number-columns-spanned="7" table:number-rows-spanned="1" table:style-name="ce61"/>
          <table:covered-table-cell table:number-columns-repeated="6"/>
          <table:table-cell table:number-columns-spanned="1" table:number-rows-spanned="4" table:style-name="ce59"/>
          <table:table-cell table:number-columns-repeated="16367"/>
        </table:table-row>
        <table:table-row table:style-name="ro2">
          <table:table-cell/>
          <table:covered-table-cell/>
          <table:table-cell table:number-columns-spanned="7" table:number-rows-spanned="1" table:style-name="ce62"/>
          <table:covered-table-cell table:number-columns-repeated="6"/>
          <table:table-cell table:number-columns-spanned="7" table:number-rows-spanned="1" table:style-name="ce63"/>
          <table:covered-table-cell table:number-columns-repeated="6"/>
          <table:covered-table-cell/>
          <table:table-cell table:number-columns-repeated="16367"/>
        </table:table-row>
        <table:table-row table:style-name="ro2">
          <table:table-cell/>
          <table:covered-table-cell/>
          <table:table-cell office:value-type="string" table:number-columns-spanned="2" table:number-rows-spanned="1" table:style-name="ce64">
            <text:p>Homepage</text:p>
          </table:table-cell>
          <table:covered-table-cell/>
          <table:table-cell table:style-name="ce50"/>
          <table:table-cell office:value-type="string" table:style-name="ce51">
            <text:p>About us</text:p>
          </table:table-cell>
          <table:table-cell table:style-name="ce50"/>
          <table:table-cell office:value-type="string" table:number-columns-spanned="2" table:number-rows-spanned="1" table:style-name="ce65">
            <text:p>Fashion - Male</text:p>
          </table:table-cell>
          <table:covered-table-cell/>
          <table:table-cell table:style-name="ce52"/>
          <table:table-cell office:value-type="string" table:number-columns-spanned="2" table:number-rows-spanned="1" table:style-name="ce65">
            <text:p>Fashion - Female</text:p>
          </table:table-cell>
          <table:covered-table-cell/>
          <table:table-cell table:style-name="ce53"/>
          <table:table-cell office:value-type="string" table:number-columns-spanned="3" table:number-rows-spanned="1" table:style-name="ce66">
            <text:p>Check-out and Delivery option</text:p>
          </table:table-cell>
          <table:covered-table-cell table:number-columns-repeated="2"/>
          <table:covered-table-cell/>
          <table:table-cell table:number-columns-repeated="16367"/>
        </table:table-row>
        <table:table-row table:style-name="ro2">
          <table:table-cell/>
          <table:covered-table-cell/>
          <table:table-cell table:number-columns-spanned="14" table:number-rows-spanned="1" table:style-name="ce59"/>
          <table:covered-table-cell table:number-columns-repeated="13"/>
          <table:covered-table-cell/>
          <table:table-cell table:number-columns-repeated="16367"/>
        </table:table-row>
        <table:table-row table:style-name="ro2">
          <table:table-cell/>
          <table:table-cell table:number-columns-spanned="16" table:number-rows-spanned="5" table:style-name="ce59"/>
          <table:covered-table-cell table:number-columns-repeated="15"/>
          <table:table-cell table:number-columns-repeated="16367"/>
        </table:table-row>
        <table:table-row table:number-rows-repeated="4" table:style-name="ro2">
          <table:table-cell/>
          <table:covered-table-cell/>
          <table:covered-table-cell table:number-columns-repeated="15"/>
          <table:table-cell table:number-columns-repeated="1636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1"/>
          <table:table-cell table:style-name="ce54"/>
          <table:table-cell table:number-columns-repeated="16379" table:style-name="ce1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ABIDEMI SANUSI (2215217)</meta:initial-creator>
    <dc:creator>JOY SHANGOTOLA (2218979)</dc:creator>
    <meta:creation-date>2023-02-17T19:55:23Z</meta:creation-date>
    <dc:date>2023-02-22T15:04:26Z</dc:date>
  </office:meta>
</office:document-meta>
</file>